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cbff5" officeooo:paragraph-rsid="000cbff5"/>
    </style:style>
    <style:style style:name="P2" style:family="paragraph" style:parent-style-name="Standard" style:list-style-name="L1">
      <style:paragraph-properties fo:line-height="100%"/>
      <style:text-properties officeooo:rsid="000cbff5" officeooo:paragraph-rsid="000cbff5"/>
    </style:style>
    <style:style style:name="P3" style:family="paragraph" style:parent-style-name="Standard" style:list-style-name="L2">
      <style:paragraph-properties fo:line-height="100%"/>
      <style:text-properties officeooo:rsid="000cbff5" officeooo:paragraph-rsid="000cbff5"/>
    </style:style>
    <style:style style:name="P4" style:family="paragraph" style:parent-style-name="Standard" style:list-style-name="L3">
      <style:paragraph-properties fo:line-height="100%"/>
      <style:text-properties fo:font-weight="normal" officeooo:rsid="001052d1" officeooo:paragraph-rsid="001052d1" style:font-weight-asian="normal" style:font-weight-complex="normal"/>
    </style:style>
    <style:style style:name="P5" style:family="paragraph" style:parent-style-name="Standard" style:list-style-name="L4">
      <style:paragraph-properties fo:line-height="150%"/>
      <style:text-properties officeooo:rsid="001052d1" officeooo:paragraph-rsid="001052d1"/>
    </style:style>
    <style:style style:name="P6" style:family="paragraph" style:parent-style-name="Standard" style:list-style-name="L4">
      <style:paragraph-properties fo:line-height="150%"/>
      <style:text-properties fo:font-weight="bold" officeooo:rsid="00106607" officeooo:paragraph-rsid="00106607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rsid="001052d1" officeooo:paragraph-rsid="001052d1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0cbff5" officeooo:paragraph-rsid="000cbff5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10e802" officeooo:paragraph-rsid="0010e802" style:font-weight-asian="bold" style:font-weight-complex="bold"/>
    </style:style>
    <style:style style:name="P10" style:family="paragraph" style:parent-style-name="Standard" style:list-style-name="L5">
      <style:paragraph-properties fo:line-height="150%"/>
      <style:text-properties officeooo:rsid="0010e802" officeooo:paragraph-rsid="0010e802"/>
    </style:style>
    <style:style style:name="P11" style:family="paragraph" style:parent-style-name="Standard">
      <style:paragraph-properties fo:line-height="150%"/>
      <style:text-properties officeooo:rsid="001878a8" officeooo:paragraph-rsid="001878a8"/>
    </style:style>
    <style:style style:name="P12" style:family="paragraph" style:parent-style-name="Standard">
      <style:paragraph-properties fo:line-height="150%"/>
      <style:text-properties officeooo:rsid="000d1db1" officeooo:paragraph-rsid="000d1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0f2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6607" style:font-weight-asian="normal" style:font-weight-complex="normal"/>
    </style:style>
    <style:style style:name="T5" style:family="text">
      <style:text-properties officeooo:rsid="00170622"/>
    </style:style>
    <style:style style:name="T6" style:family="text">
      <style:text-properties officeooo:rsid="0017c957"/>
    </style:style>
    <style:style style:name="T7" style:family="text">
      <style:text-properties officeooo:rsid="001878a8"/>
    </style:style>
    <style:style style:name="T8" style:family="text">
      <style:text-properties officeooo:rsid="001a0f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Palmer<text:tab/><text:tab/>Z: 23280034</text:p>
      <text:p text:style-name="P1">Homework 1 Report</text:p>
      <text:p text:style-name="P1"/>
      <text:p text:style-name="P1"><text:span text:style-name="T1">Browsers Used</text:span></text:p>
      <text:list xml:id="list7292107692982556488" text:style-name="L1">
        <text:list-item>
          <text:p text:style-name="P2">Firefox</text:p>
        </text:list-item>
        <text:list-item>
          <text:p text:style-name="P2">Chrome</text:p>
        </text:list-item>
      </text:list>
      <text:p text:style-name="P8"/>
      <text:p text:style-name="P8">Text Editors Used</text:p>
      <text:list xml:id="list2975604324130953697" text:style-name="L2">
        <text:list-item>
          <text:p text:style-name="P3">Brackets</text:p>
        </text:list-item>
        <text:list-item>
          <text:p text:style-name="P3">Notepad (for content drafting)</text:p>
        </text:list-item>
      </text:list>
      <text:p text:style-name="P7"/>
      <text:p text:style-name="P7">HT<text:span text:style-name="T8">M</text:span>L5 Validation</text:p>
      <text:list xml:id="list2515590594124749564" text:style-name="L3">
        <text:list-item>
          <text:p text:style-name="P4">W3C Validator</text:p>
          <text:p text:style-name="P4"/>
        </text:list-item>
      </text:list>
      <text:p text:style-name="P11"><text:span text:style-name="T1">R</text:span><text:span text:style-name="T2">e</text:span><text:span text:style-name="T1">quired Elements</text:span></text:p>
      <text:list xml:id="list4791937548636399296" text:style-name="L4">
        <text:list-item>
          <text:p text:style-name="P5"><text:span text:style-name="T1">HTML5 semantic elements –</text:span> I used the <text:span text:style-name="T1">&lt;header&gt;</text:span> tag for the “My Favorite Soloists and Ensembles” and “Classical vs. Flamenco Guitars” titles. I also used a <text:span text:style-name="T1">&lt;footer&gt;</text:span> tag for the photo credit on the bottom of the page.</text:p>
        </text:list-item>
        <text:list-item>
          <text:p text:style-name="P5"><text:span text:style-name="T1">&lt;span&gt; –</text:span> I put this tag around the first use of the word “Flamenco” in the second paragraph.</text:p>
        </text:list-item>
        <text:list-item>
          <text:p text:style-name="P5"><text:span text:style-name="T1">&lt;div&gt; – </text:span><text:span text:style-name="T4">There are four &lt;div&gt; elements, each containing an artist name, video, and paragraph,</text:span> and these four blocks are inside a single &lt;div&gt; wrapper. <text:span text:style-name="T5">Also, each &lt;iframe&gt; is inside a &lt;div&gt; wrapper to allow it to change size as the window is resized.</text:span></text:p>
        </text:list-item>
        <text:list-item>
          <text:p text:style-name="P6">&lt;table&gt; – <text:span text:style-name="T3">The section beneath the “Classical vs. Flamenco Guitars” header is a table. The first row contains the table headings; the second row contains the pictures; and the third row contains a list of traits unique to each type of guitar.</text:span></text:p>
        </text:list-item>
        <text:list-item>
          <text:p text:style-name="P6">List – <text:span text:style-name="T3">There are two </text:span>&lt;ul&gt; <text:span text:style-name="T3">in the third row of the table listed above.</text:span></text:p>
        </text:list-item>
      </text:list>
      <text:p text:style-name="P9">Miscellaneous</text:p>
      <text:list xml:id="list3060324723083406175" text:style-name="L5">
        <text:list-item>
          <text:p text:style-name="P10">The two guitar images are hosted on imgur.com instead of locally, so they will not appear in the folder with the HTML and CSS files. <text:span text:style-name="T6">I moved them from their original sources to a dedicated image host so that the owners' servers would not take a bandwidth hit every time I load my page. I only gave the flamenco guitar photo a linkback because it was the only one originally hosted on an independent luthier's website; the classical guitar photo came from an ebay listing and can be found in multiple places online.</text:span></text:p>
        </text:list-item>
        <text:list-item>
          <text:p text:style-name="P10">The most time consuming part was, by far, the styling. <text:span text:style-name="T7">The design is completely my own, but I did have to Google how to do a few things (see CSS file for citations). Once the major aspects of the design were implemented, I still experimented with the size proportions of the content. 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2:12:44.447000000</meta:creation-date>
    <dc:date>2015-01-18T12:26:08.943000000</dc:date>
    <meta:editing-duration>PT2H8M6S</meta:editing-duration>
    <meta:editing-cycles>12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20" meta:word-count="336" meta:character-count="1858" meta:non-whitespace-character-count="1547"/>
  </office:meta>
</office:document-meta>
</file>